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Fiavex" svg:font-family="Fiavex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a4b" officeooo:paragraph-rsid="00153a4b"/>
    </style:style>
    <style:style style:name="P2" style:family="paragraph" style:parent-style-name="Standard">
      <style:text-properties style:font-name="Arial" fo:font-size="16pt" officeooo:rsid="00153a4b" officeooo:paragraph-rsid="00153a4b" style:font-size-asian="16pt" style:font-size-complex="16pt"/>
    </style:style>
    <style:style style:name="P3" style:family="paragraph" style:parent-style-name="Standard">
      <style:text-properties style:font-name="Arial" fo:font-size="16pt" officeooo:rsid="00153a4b" officeooo:paragraph-rsid="00156906" style:font-size-asian="16pt" style:font-size-complex="16pt"/>
    </style:style>
    <style:style style:name="P4" style:family="paragraph" style:parent-style-name="Standard">
      <style:text-properties style:font-name="Arial" fo:font-size="16pt" officeooo:rsid="00153a4b" officeooo:paragraph-rsid="001773e3" style:font-size-asian="16pt" style:font-size-complex="16pt"/>
    </style:style>
    <style:style style:name="P5" style:family="paragraph" style:parent-style-name="Standard">
      <style:text-properties style:font-name="Arial" fo:font-size="16pt" officeooo:rsid="001967dd" officeooo:paragraph-rsid="001967dd" style:font-size-asian="16pt" style:font-size-complex="16pt"/>
    </style:style>
    <style:style style:name="P6" style:family="paragraph" style:parent-style-name="Standard">
      <style:text-properties officeooo:paragraph-rsid="00153a4b"/>
    </style:style>
    <style:style style:name="P7" style:family="paragraph" style:parent-style-name="Standard">
      <style:text-properties officeooo:paragraph-rsid="00156906"/>
    </style:style>
    <style:style style:name="P8" style:family="paragraph" style:parent-style-name="Standard">
      <style:text-properties officeooo:paragraph-rsid="001773e3"/>
    </style:style>
    <style:style style:name="P9" style:family="paragraph" style:parent-style-name="Standard">
      <style:paragraph-properties>
        <style:tab-stops>
          <style:tab-stop style:position="1.6874in"/>
        </style:tab-stops>
      </style:paragraph-properties>
      <style:text-properties officeooo:paragraph-rsid="00191ad8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153a4b" style:font-size-asian="16pt" style:font-size-complex="16pt"/>
    </style:style>
    <style:style style:name="T4" style:family="text">
      <style:text-properties style:font-name="Arial" fo:font-size="16pt" officeooo:rsid="00156906" style:font-size-asian="16pt" style:font-size-complex="16pt"/>
    </style:style>
    <style:style style:name="T5" style:family="text">
      <style:text-properties style:font-name="Arial" fo:font-size="16pt" officeooo:rsid="001773e3" style:font-size-asian="16pt" style:font-size-complex="16pt"/>
    </style:style>
    <style:style style:name="T6" style:family="text">
      <style:text-properties style:font-name="Arial" fo:font-size="16pt" officeooo:rsid="00191ad8" style:font-size-asian="16pt" style:font-size-complex="16pt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ize="16pt" style:font-size-asian="16pt" style:font-size-complex="16pt"/>
    </style:style>
    <style:style style:name="T9" style:family="text">
      <style:text-properties style:font-name="Liberation Mono" fo:font-size="16pt" officeooo:rsid="00153a4b" style:font-size-asian="16pt" style:font-size-complex="16pt"/>
    </style:style>
    <style:style style:name="T10" style:family="text">
      <style:text-properties style:font-name="Liberation Mono" fo:font-size="16pt" officeooo:rsid="00156906" style:font-size-asian="16pt" style:font-size-complex="16pt"/>
    </style:style>
    <style:style style:name="T11" style:family="text">
      <style:text-properties style:font-name="Liberation Mono" fo:font-size="16pt" officeooo:rsid="001773e3" style:font-size-asian="16pt" style:font-size-complex="16pt"/>
    </style:style>
    <style:style style:name="T12" style:family="text">
      <style:text-properties style:font-name="Liberation Mono" fo:font-size="16pt" officeooo:rsid="00191ad8" style:font-size-asian="16pt" style:font-size-complex="16pt"/>
    </style:style>
    <style:style style:name="T13" style:family="text">
      <style:text-properties style:font-name="Liberation Mono" fo:font-size="16pt" officeooo:rsid="00153a4b" style:font-size-asian="16pt" style:font-size-complex="16pt" style:text-scale="75%"/>
    </style:style>
    <style:style style:name="T14" style:family="text">
      <style:text-properties style:font-name="Liberation Mono" fo:font-size="16pt" officeooo:rsid="00191ad8" style:font-size-asian="16pt" style:font-size-complex="16pt" style:text-scale="75%"/>
    </style:style>
    <style:style style:name="T15" style:family="text">
      <style:text-properties style:font-name="Fiavex"/>
    </style:style>
    <style:style style:name="T16" style:family="text">
      <style:text-properties style:font-name="Fiavex" fo:font-size="16pt" style:font-size-asian="16pt" style:font-size-complex="16pt"/>
    </style:style>
    <style:style style:name="T17" style:family="text">
      <style:text-properties style:font-name="Fiavex" fo:font-size="16pt" officeooo:rsid="00153a4b" style:font-size-asian="16pt" style:font-size-complex="16pt"/>
    </style:style>
    <style:style style:name="T18" style:family="text">
      <style:text-properties style:font-name="Fiavex" officeooo:rsid="00153a4b"/>
    </style:style>
    <style:style style:name="T19" style:family="text">
      <style:text-properties style:font-name="Arial Narrow" fo:font-size="16pt" officeooo:rsid="00191ad8" style:font-size-asian="16pt" style:font-size-complex="16pt"/>
    </style:style>
    <style:style style:name="T20" style:family="text">
      <style:text-properties style:font-name="Arial Narrow" fo:font-size="16pt" officeooo:rsid="001967dd" style:font-size-asian="16pt" style:font-size-complex="16pt"/>
    </style:style>
    <style:style style:name="T21" style:family="text">
      <style:text-properties officeooo:rsid="001967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avex – Vexillological Symbol Font</text:p>
      <text:p text:style-name="P2"/>
      <text:p text:style-name="P2"><text:span text:style-name="T7">E000</text:span> <text:span text:style-name="T15"></text:span> No Attributes</text:p>
      <text:p text:style-name="P2"><text:span text:style-name="T7">E001</text:span> <text:span text:style-name="T15"></text:span> War Ensign</text:p>
      <text:p text:style-name="P2"><text:span text:style-name="T7">E002</text:span> <text:span text:style-name="T15"></text:span> State Ensign</text:p>
      <text:p text:style-name="P6"><text:span text:style-name="T9">E004</text:span><text:span text:style-name="T3"> </text:span><text:span text:style-name="T17"></text:span><text:span text:style-name="T3"> Civil Ensign</text:span></text:p>
      <text:p text:style-name="P1"><text:span text:style-name="T8">E007</text:span><text:span text:style-name="T2"> </text:span><text:span text:style-name="T16"></text:span><text:span text:style-name="T2"> National Ensign</text:span></text:p>
      <text:p text:style-name="P2"><text:span text:style-name="T7">E008</text:span> <text:span text:style-name="T15"></text:span> War Flag</text:p>
      <text:p text:style-name="P2"><text:span text:style-name="T7">E010</text:span> <text:span text:style-name="T15"></text:span> State Flag</text:p>
      <text:p text:style-name="P2"><text:span text:style-name="T7">E020</text:span> <text:span text:style-name="T15"></text:span> Civil Flag</text:p>
      <text:p text:style-name="P2"><text:span text:style-name="T7">E038</text:span> <text:span text:style-name="T15"></text:span> National Flag</text:p>
      <text:p text:style-name="P6"><text:span text:style-name="T9">E03F</text:span><text:span text:style-name="T3"> </text:span><text:span text:style-name="T17"></text:span><text:span text:style-name="T3"> </text:span><text:span text:style-name="T5">All Attributes</text:span></text:p>
      <text:p text:style-name="P2"/>
      <text:p text:style-name="P7"><text:span text:style-name="T9">E0</text:span><text:span text:style-name="T10">4</text:span><text:span text:style-name="T9">0</text:span><text:span text:style-name="T3"> </text:span><text:span text:style-name="T17"></text:span><text:span text:style-name="T3"> </text:span><text:span text:style-name="T4">Alternate (a, 2)</text:span></text:p>
      <text:p text:style-name="P7"><text:span text:style-name="T9">E0</text:span><text:span text:style-name="T10">41</text:span><text:span text:style-name="T3"> </text:span><text:span text:style-name="T17"></text:span><text:span text:style-name="T3"> </text:span><text:span text:style-name="T4">De Facto (d, /)</text:span></text:p>
      <text:p text:style-name="P7"><text:span text:style-name="T9">E0</text:span><text:span text:style-name="T10">42</text:span><text:span text:style-name="T3"> </text:span><text:span text:style-name="T17"></text:span><text:span text:style-name="T3"> </text:span><text:span text:style-name="T4">Historic (h)</text:span></text:p>
      <text:p text:style-name="P7"><text:span text:style-name="T9">E0</text:span><text:span text:style-name="T10">43</text:span><text:span text:style-name="T3"> </text:span><text:span text:style-name="T17"></text:span><text:span text:style-name="T3"> </text:span><text:span text:style-name="T4">No Flag (x)</text:span></text:p>
      <text:p text:style-name="P7"><text:span text:style-name="T9">E0</text:span><text:span text:style-name="T10">44</text:span><text:span text:style-name="T3"> </text:span><text:span text:style-name="T17"></text:span><text:span text:style-name="T3"> </text:span><text:span text:style-name="T4">Normal (f, 1)</text:span></text:p>
      <text:p text:style-name="P7"><text:span text:style-name="T9">E0</text:span><text:span text:style-name="T10">45</text:span><text:span text:style-name="T3"> </text:span><text:span text:style-name="T17"></text:span><text:span text:style-name="T3"> </text:span><text:span text:style-name="T4">Proposal (p)</text:span></text:p>
      <text:p text:style-name="P7"><text:span text:style-name="T9">E0</text:span><text:span text:style-name="T10">46</text:span><text:span text:style-name="T3"> </text:span><text:span text:style-name="T17"></text:span><text:span text:style-name="T3"> </text:span><text:span text:style-name="T4">Reconstruction (c, ?)</text:span></text:p>
      <text:p text:style-name="P7"><text:span text:style-name="T9">E0</text:span><text:span text:style-name="T10">47</text:span><text:span text:style-name="T3"> </text:span><text:span text:style-name="T17"></text:span><text:span text:style-name="T3"> </text:span><text:span text:style-name="T4">Reverse (r)</text:span></text:p>
      <text:p text:style-name="P7"><text:span text:style-name="T9">E0</text:span><text:span text:style-name="T10">48</text:span><text:span text:style-name="T3"> </text:span><text:span text:style-name="T17"></text:span><text:span text:style-name="T3"> </text:span><text:span text:style-name="T4">Sinister Hoist (q)</text:span></text:p>
      <text:p text:style-name="P7"><text:span text:style-name="T9">E0</text:span><text:span text:style-name="T10">49</text:span><text:span text:style-name="T3"> </text:span><text:span text:style-name="T17"></text:span><text:span text:style-name="T3"> </text:span><text:span text:style-name="T4">Two-Sided (t, =)</text:span></text:p>
      <text:p text:style-name="P7"><text:span text:style-name="T9">E0</text:span><text:span text:style-name="T10">4A</text:span><text:span text:style-name="T3"> </text:span><text:span text:style-name="T17"></text:span><text:span text:style-name="T3"> </text:span><text:span text:style-name="T4">Variant (v)</text:span></text:p>
      <text:p text:style-name="P7"><text:span text:style-name="T9">E0</text:span><text:span text:style-name="T10">4B</text:span><text:span text:style-name="T3"> </text:span><text:span text:style-name="T17"></text:span><text:span text:style-name="T3"> <text:s/></text:span><text:span text:style-name="T4">Vertical (l, |)</text:span></text:p>
      <text:p text:style-name="P7"><text:span text:style-name="T9">E0</text:span><text:span text:style-name="T10">4C</text:span><text:span text:style-name="T3"> </text:span><text:span text:style-name="T17"></text:span><text:span text:style-name="T3"> <text:s/></text:span><text:span text:style-name="T4">Vertical (alt) (w)</text:span></text:p>
      <text:p text:style-name="P7"><text:span text:style-name="T9">E0</text:span><text:span text:style-name="T10">4D</text:span><text:span text:style-name="T3"> </text:span><text:span text:style-name="T17"></text:span><text:span text:style-name="T3"> <text:s/></text:span><text:span text:style-name="T4">Authorized (o)</text:span></text:p>
      <text:p text:style-name="P7"><text:span text:style-name="T9">E0</text:span><text:span text:style-name="T10">4E</text:span><text:span text:style-name="T3"> </text:span><text:span text:style-name="T17"></text:span><text:span text:style-name="T3"> <text:s/></text:span><text:span text:style-name="T4">Authorized (alt) (g)</text:span></text:p>
      <text:p text:style-name="P7"><text:span text:style-name="T9">E0</text:span><text:span text:style-name="T10">6</text:span><text:span text:style-name="T9">0</text:span><text:span text:style-name="T3"> </text:span><text:span text:style-name="T17"></text:span><text:span text:style-name="T3"> </text:span><text:span text:style-name="T4">Alternate (alt) (b)</text:span></text:p>
      <text:p text:style-name="P7"><text:span text:style-name="T9">E0</text:span><text:span text:style-name="T10">61</text:span><text:span text:style-name="T3"> </text:span><text:span text:style-name="T17"></text:span><text:span text:style-name="T3"> </text:span><text:span text:style-name="T4">Reverse Mirrored (m)</text:span></text:p>
      <text:p text:style-name="P7"><text:span text:style-name="T9">E0</text:span><text:span text:style-name="T10">62</text:span><text:span text:style-name="T3"> </text:span><text:span text:style-name="T17"></text:span><text:span text:style-name="T3"> </text:span><text:span text:style-name="T4">Reverse Equal (e)</text:span></text:p>
      <text:p text:style-name="P7"><text:span text:style-name="T9">E0</text:span><text:span text:style-name="T10">63</text:span><text:span text:style-name="T3"> </text:span><text:span text:style-name="T17"></text:span><text:span text:style-name="T3"> </text:span><text:span text:style-name="T4">Reverse Unknown (s)</text:span></text:p>
      <text:p text:style-name="P7"><text:span text:style-name="T9">E0</text:span><text:span text:style-name="T10">64</text:span><text:span text:style-name="T3"> </text:span><text:span text:style-name="T17"></text:span><text:span text:style-name="T3"> </text:span><text:span text:style-name="T4">Vertical Normal (n)</text:span></text:p>
      <text:p text:style-name="P7"><text:span text:style-name="T9">E0</text:span><text:span text:style-name="T10">65</text:span><text:span text:style-name="T3"> </text:span><text:span text:style-name="T17"></text:span><text:span text:style-name="T3"> </text:span><text:span text:style-name="T4">Vertical Rotated (u)</text:span></text:p>
      <text:p text:style-name="P7"><text:span text:style-name="T9">E0</text:span><text:span text:style-name="T10">66</text:span><text:span text:style-name="T3"> </text:span><text:span text:style-name="T17"></text:span><text:span text:style-name="T3"> </text:span><text:span text:style-name="T4">Vertical Unknown (z)</text:span></text:p>
      <text:p text:style-name="P7"><text:span text:style-name="T9">E0</text:span><text:span text:style-name="T10">67</text:span><text:span text:style-name="T3"> </text:span><text:span text:style-name="T17"></text:span><text:span text:style-name="T3"> </text:span><text:span text:style-name="T4">Vertical Inapplicable (i)</text:span></text:p>
      <text:p text:style-name="P3"/>
      <text:p text:style-name="P3"/>
      <text:p text:style-name="P8"><text:span text:style-name="T9">E</text:span><text:span text:style-name="T11">200</text:span><text:span text:style-name="T3"> </text:span><text:span text:style-name="T17"></text:span><text:span text:style-name="T3"> </text:span><text:span text:style-name="T5">No Attributes</text:span></text:p>
      <text:p text:style-name="P8"><text:span text:style-name="T9">E</text:span><text:span text:style-name="T11">201</text:span><text:span text:style-name="T3"> </text:span><text:span text:style-name="T17"></text:span><text:span text:style-name="T3"> </text:span><text:span text:style-name="T5">War Ensign</text:span></text:p>
      <text:p text:style-name="P8"><text:span text:style-name="T9">E</text:span><text:span text:style-name="T11">202</text:span><text:span text:style-name="T3"> </text:span><text:span text:style-name="T17"></text:span><text:span text:style-name="T3"> </text:span><text:span text:style-name="T5">State Ensign</text:span></text:p>
      <text:p text:style-name="P8"><text:span text:style-name="T9">E</text:span><text:span text:style-name="T11">204</text:span><text:span text:style-name="T3"> </text:span><text:span text:style-name="T17"></text:span><text:span text:style-name="T3"> </text:span><text:span text:style-name="T5">Civil Ensign</text:span></text:p>
      <text:p text:style-name="P8"><text:span text:style-name="T9">E</text:span><text:span text:style-name="T11">207</text:span><text:span text:style-name="T3"> </text:span><text:span text:style-name="T17"></text:span><text:span text:style-name="T3"> </text:span><text:span text:style-name="T5">National Ensign</text:span></text:p>
      <text:p text:style-name="P8"><text:span text:style-name="T9">E</text:span><text:span text:style-name="T11">208</text:span><text:span text:style-name="T3"> </text:span><text:span text:style-name="T17"></text:span><text:span text:style-name="T3"> </text:span><text:span text:style-name="T5">War Flag</text:span></text:p>
      <text:p text:style-name="P8"><text:span text:style-name="T9">E</text:span><text:span text:style-name="T11">210</text:span><text:span text:style-name="T3"> </text:span><text:span text:style-name="T17"></text:span><text:span text:style-name="T3"> </text:span><text:span text:style-name="T5">State Flag</text:span></text:p>
      <text:p text:style-name="P8"><text:span text:style-name="T9">E</text:span><text:span text:style-name="T11">220</text:span><text:span text:style-name="T3"> </text:span><text:span text:style-name="T17"></text:span><text:span text:style-name="T3"> </text:span><text:span text:style-name="T5">Civil Flag</text:span></text:p>
      <text:p text:style-name="P8"><text:span text:style-name="T9">E</text:span><text:span text:style-name="T11">238</text:span><text:span text:style-name="T3"> </text:span><text:span text:style-name="T17"></text:span><text:span text:style-name="T3"> </text:span><text:span text:style-name="T5">National Flag</text:span></text:p>
      <text:p text:style-name="P8"><text:span text:style-name="T9">E</text:span><text:span text:style-name="T11">240</text:span><text:span text:style-name="T3"> </text:span><text:span text:style-name="T17"></text:span><text:span text:style-name="T3"> </text:span><text:span text:style-name="T5">Air War Flag</text:span></text:p>
      <text:p text:style-name="P8"><text:span text:style-name="T9">E</text:span><text:span text:style-name="T11">280</text:span><text:span text:style-name="T3"> </text:span><text:span text:style-name="T17"></text:span><text:span text:style-name="T3"> </text:span><text:span text:style-name="T5">Air State Flag</text:span></text:p>
      <text:p text:style-name="P8"><text:span text:style-name="T9">E</text:span><text:span text:style-name="T11">300</text:span><text:span text:style-name="T3"> </text:span><text:span text:style-name="T17"></text:span><text:span text:style-name="T3"> </text:span><text:span text:style-name="T5">Air Civil Flag</text:span></text:p>
      <text:p text:style-name="P8"><text:span text:style-name="T9">E</text:span><text:span text:style-name="T11">3C0</text:span><text:span text:style-name="T3"> </text:span><text:span text:style-name="T17"></text:span><text:span text:style-name="T3"> </text:span><text:span text:style-name="T5">Air National Flag</text:span></text:p>
      <text:p text:style-name="P8"><text:span text:style-name="T9">E</text:span><text:span text:style-name="T11">3FF</text:span><text:span text:style-name="T3"> </text:span><text:span text:style-name="T17"></text:span><text:span text:style-name="T3"> </text:span><text:span text:style-name="T5">All Attributes</text:span></text:p>
      <text:p text:style-name="P4"/>
      <text:p text:style-name="P5"><text:span text:style-name="T18"></text:span> <text:span text:style-name="T18"></text:span> <text:span text:style-name="T18"></text:span> <text:span text:style-name="T18"></text:span> <text:span text:style-name="T18"></text:span> <text:span text:style-name="T18"></text:span> <text:span text:style-name="T18"></text:span> <text:span text:style-name="T18"></text:span> <text:span text:style-name="T18"></text:span> <text:span text:style-name="T18"></text:span></text:p>
      <text:p text:style-name="P4"/>
      <text:p text:style-name="P4"/>
      <text:p text:style-name="P9"><text:span text:style-name="T13">E</text:span><text:span text:style-name="T14">050</text:span><text:span text:style-name="T3"> </text:span><text:span text:style-name="T17"></text:span><text:span text:style-name="T3"> </text:span><text:span text:style-name="T19">White</text:span><text:span text:style-name="T6"><text:tab/></text:span><text:span text:style-name="T14">E070</text:span><text:span text:style-name="T3"> </text:span><text:span text:style-name="T17"></text:span><text:span text:style-name="T3"> </text:span><text:span text:style-name="T19">Border</text:span></text:p>
      <text:p text:style-name="P9"><text:span text:style-name="T14">E051</text:span><text:span text:style-name="T3"> </text:span><text:span text:style-name="T17"></text:span><text:span text:style-name="T3"> </text:span><text:span text:style-name="T19">Yellow</text:span><text:span text:style-name="T6"><text:tab/></text:span><text:span text:style-name="T14">E071</text:span><text:span text:style-name="T3"> </text:span><text:span text:style-name="T17"></text:span><text:span text:style-name="T3"> </text:span><text:span text:style-name="T19">Canton</text:span></text:p>
      <text:p text:style-name="P9"><text:span text:style-name="T14">E052</text:span><text:span text:style-name="T3"> </text:span><text:span text:style-name="T17"></text:span><text:span text:style-name="T3"> </text:span><text:span text:style-name="T19">Orange</text:span><text:span text:style-name="T6"><text:tab/></text:span><text:span text:style-name="T14">E072</text:span><text:span text:style-name="T3"> </text:span><text:span text:style-name="T17"></text:span><text:span text:style-name="T3"> </text:span><text:span text:style-name="T19">Quadrisection</text:span></text:p>
      <text:p text:style-name="P9"><text:span text:style-name="T14">E053</text:span><text:span text:style-name="T3"> </text:span><text:span text:style-name="T17"></text:span><text:span text:style-name="T3"> </text:span><text:span text:style-name="T19">Red</text:span><text:span text:style-name="T6"><text:tab/></text:span><text:span text:style-name="T14">E073</text:span><text:span text:style-name="T3"> </text:span><text:span text:style-name="T17"></text:span><text:span text:style-name="T3"> </text:span><text:span text:style-name="T19">Greek Cross</text:span></text:p>
      <text:p text:style-name="P9"><text:span text:style-name="T14">E054</text:span><text:span text:style-name="T3"> </text:span><text:span text:style-name="T17"></text:span><text:span text:style-name="T3"> </text:span><text:span text:style-name="T19">Magenta</text:span><text:span text:style-name="T6"><text:tab/></text:span><text:span text:style-name="T14">E074</text:span><text:span text:style-name="T3"> </text:span><text:span text:style-name="T17"></text:span><text:span text:style-name="T3"> </text:span><text:span text:style-name="T19">Symm. Cross</text:span></text:p>
      <text:p text:style-name="P9"><text:span text:style-name="T14">E055</text:span><text:span text:style-name="T3"> </text:span><text:span text:style-name="T17"></text:span><text:span text:style-name="T3"> </text:span><text:span text:style-name="T19">Violet</text:span><text:span text:style-name="T6"><text:tab/></text:span><text:span text:style-name="T14">E075</text:span><text:span text:style-name="T3"> </text:span><text:span text:style-name="T17"></text:span><text:span text:style-name="T3"> </text:span><text:span text:style-name="T19">Nordic Cross</text:span></text:p>
      <text:p text:style-name="P9"><text:span text:style-name="T14">E056</text:span><text:span text:style-name="T3"> </text:span><text:span text:style-name="T17"></text:span><text:span text:style-name="T3"> </text:span><text:span text:style-name="T19">Indigo</text:span><text:span text:style-name="T6"><text:tab/></text:span><text:span text:style-name="T14">E076</text:span><text:span text:style-name="T3"> </text:span><text:span text:style-name="T17"></text:span><text:span text:style-name="T3"> </text:span><text:span text:style-name="T19">Pale</text:span></text:p>
      <text:p text:style-name="P9"><text:span text:style-name="T14">E057</text:span><text:span text:style-name="T3"> </text:span><text:span text:style-name="T17"></text:span><text:span text:style-name="T3"> </text:span><text:span text:style-name="T19">Blue</text:span><text:span text:style-name="T6"><text:tab/></text:span><text:span text:style-name="T14">E077</text:span><text:span text:style-name="T3"> </text:span><text:span text:style-name="T17"></text:span><text:span text:style-name="T3"> </text:span><text:span text:style-name="T19">Fess</text:span></text:p>
      <text:p text:style-name="P9"><text:span text:style-name="T14">E058</text:span><text:span text:style-name="T3"> </text:span><text:span text:style-name="T17"></text:span><text:span text:style-name="T3"> </text:span><text:span text:style-name="T19">Cyan</text:span><text:span text:style-name="T6"><text:tab/></text:span><text:span text:style-name="T14">E078</text:span><text:span text:style-name="T3"> </text:span><text:span text:style-name="T17"></text:span><text:span text:style-name="T3"> </text:span><text:span text:style-name="T19">Bend</text:span></text:p>
      <text:p text:style-name="P9"><text:span text:style-name="T14">E059</text:span><text:span text:style-name="T3"> </text:span><text:span text:style-name="T17"></text:span><text:span text:style-name="T3"> </text:span><text:span text:style-name="T19">Green</text:span><text:span text:style-name="T6"><text:tab/></text:span><text:span text:style-name="T14">E079</text:span><text:span text:style-name="T3"> </text:span><text:span text:style-name="T17"></text:span><text:span text:style-name="T3"> </text:span><text:span text:style-name="T19">Chevron</text:span></text:p>
      <text:p text:style-name="P9"><text:span text:style-name="T14">E05A</text:span><text:span text:style-name="T3"> </text:span><text:span text:style-name="T17"></text:span><text:span text:style-name="T3"> </text:span><text:span text:style-name="T19">Brown</text:span><text:span text:style-name="T6"><text:tab/></text:span><text:span text:style-name="T14">E07A</text:span><text:span text:style-name="T3"> </text:span><text:span text:style-name="T17"></text:span><text:span text:style-name="T3"> </text:span><text:span text:style-name="T19">D</text:span><text:span text:style-name="T20">ual</text:span><text:span text:style-name="T19"> Chevron</text:span></text:p>
      <text:p text:style-name="P9"><text:span text:style-name="T14">E05B</text:span><text:span text:style-name="T3"> </text:span><text:span text:style-name="T17"></text:span><text:span text:style-name="T3"> </text:span><text:span text:style-name="T19">Proper</text:span><text:span text:style-name="T6"><text:tab/></text:span><text:span text:style-name="T14">E07B</text:span><text:span text:style-name="T3"> </text:span><text:span text:style-name="T17"></text:span><text:span text:style-name="T3"> </text:span><text:span text:style-name="T19">Pall</text:span></text:p>
      <text:p text:style-name="P9"><text:span text:style-name="T14">E05C</text:span><text:span text:style-name="T3"> </text:span><text:span text:style-name="T17"></text:span><text:span text:style-name="T3"> </text:span><text:span text:style-name="T19">Ash</text:span><text:span text:style-name="T6"><text:tab/></text:span><text:span text:style-name="T14">E07C</text:span><text:span text:style-name="T3"> </text:span><text:span text:style-name="T17"></text:span><text:span text:style-name="T3"> </text:span><text:span text:style-name="T19">Saltire</text:span></text:p>
      <text:p text:style-name="P9"><text:span text:style-name="T14">E05D</text:span><text:span text:style-name="T3"> </text:span><text:span text:style-name="T17"></text:span><text:span text:style-name="T3"> </text:span><text:span text:style-name="T19">Iron</text:span><text:span text:style-name="T6"><text:tab/></text:span><text:span text:style-name="T14">E07D</text:span><text:span text:style-name="T3"> </text:span><text:span text:style-name="T17"></text:span><text:span text:style-name="T3"> </text:span><text:span text:style-name="T19">Disc</text:span></text:p>
      <text:p text:style-name="P9"><text:span text:style-name="T14">E05E</text:span><text:span text:style-name="T3"> </text:span><text:span text:style-name="T17"></text:span><text:span text:style-name="T3"> </text:span><text:span text:style-name="T19">Sable</text:span><text:span text:style-name="T6"><text:tab/></text:span><text:span text:style-name="T14">E07E</text:span><text:span text:style-name="T3"> </text:span><text:span text:style-name="T17"></text:span><text:span text:style-name="T3"> </text:span><text:span text:style-name="T19">Crescent</text:span></text:p>
      <text:p text:style-name="P9"><text:span text:style-name="T14">E05F</text:span><text:span text:style-name="T3"> </text:span><text:span text:style-name="T17"></text:span><text:span text:style-name="T3"> </text:span><text:span text:style-name="T19">Black</text:span><text:span text:style-name="T6"><text:tab/></text:span><text:span text:style-name="T14">E07F</text:span><text:span text:style-name="T3"> </text:span><text:span text:style-name="T17"></text:span><text:span text:style-name="T3"> </text:span><text:span text:style-name="T19">St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Fiavex" svg:font-family="Fiavex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05:03.207867897</meta:creation-date>
    <dc:date>2021-05-05T12:27:23.426762947</dc:date>
    <meta:editing-duration>PT17M1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65" meta:word-count="325" meta:character-count="1497" meta:non-whitespace-character-count="1232"/>
  </office:meta>
</office:document-meta>
</file>